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56.5">
            <text:p>56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3.5">
            <text:p>43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6.5">
            <text:p>26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2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5">
            <text:p>1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25.5">
            <text:p>125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11.08.2014</text:date>, <text:time>16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6M19S</meta:editing-duration>
    <meta:editing-cycles>83</meta:editing-cycles>
    <meta:generator>OpenOffice/4.1.0$Win32 OpenOffice.org_project/410m18$Build-9764</meta:generator>
    <dc:date>2014-08-11T16:37:18.70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